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2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5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11" style:family="table-cell" style:parent-style-name="Default" style:data-style-name="N11">
      <style:table-cell-properties fo:border-bottom="none" fo:border-left="0.0008in solid #000000" fo:border-right="none" fo:border-top="0.0008in solid #000000"/>
    </style:style>
    <style:style style:name="ce12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104">
      <style:table-cell-properties fo:border-bottom="none" fo:background-color="#cccccc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ackground-color="#cccccc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20" style:family="table-cell" style:parent-style-name="Default">
      <style:table-cell-properties fo:background-color="#cccccc" fo:border="none"/>
    </style:style>
    <style:style style:name="ce21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104">
      <style:table-cell-properties fo:border-bottom="0.0008in solid #000000" fo:background-color="#cccccc" fo:border-left="none" fo:border-right="0.0008in solid #000000" fo:border-top="0.0008in solid #000000"/>
    </style:style>
    <style:style style:name="ce25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26" style:family="table-cell" style:parent-style-name="Default">
      <style:table-cell-properties fo:border-bottom="none" fo:border-left="none" fo:border-right="0.0008in solid #000000" fo:border-top="none"/>
    </style:style>
    <style:style style:name="ce27" style:family="table-cell" style:parent-style-name="Default">
      <style:table-cell-properties fo:border-bottom="none" fo:border-left="none" fo:border-right="0.0008in solid #000000" fo:border-top="0.0008in solid #000000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118">
      <style:table-cell-properties fo:border-bottom="none" fo:border-left="none" fo:border-right="0.0008in solid #000000" fo:border-top="0.0008in solid #000000"/>
    </style:style>
    <style:style style:name="ce30" style:family="table-cell" style:parent-style-name="Default" style:data-style-name="N118">
      <style:table-cell-properties fo:border-bottom="0.0008in solid #000000" fo:border-left="none" fo:border-right="0.0008in solid #000000" fo:border-top="none"/>
    </style:style>
    <style:style style:name="ce31" style:family="table-cell" style:parent-style-name="Default" style:data-style-name="N118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Fuel rates</text:p>
          </table:table-cell>
          <table:covered-table-cell table:style-name="ce14"/>
          <table:table-cell table:number-columns-repeated="3"/>
          <table:table-cell table:style-name="ce5" office:value-type="string" table:number-columns-spanned="4" table:number-rows-spanned="1">
            <text:p>Constants</text:p>
          </table:table-cell>
          <table:covered-table-cell table:style-name="ce5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2" office:value-type="string">
            <text:p>Enrichment ($/SWU)</text:p>
          </table:table-cell>
          <table:table-cell table:style-name="ce15" office:value-type="currency" office:currency="USD" office:value="133">
            <text:p>$133.00</text:p>
          </table:table-cell>
          <table:table-cell table:number-columns-repeated="3"/>
          <table:table-cell table:style-name="ce14" office:value-type="string">
            <text:p>ID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1/C</text:p>
          </table:table-cell>
        </table:table-row>
        <table:table-row table:style-name="ro1">
          <table:table-cell table:number-columns-repeated="2"/>
          <table:table-cell table:style-name="ce3" office:value-type="string">
            <text:p>Conversion ($/kgU)</text:p>
          </table:table-cell>
          <table:table-cell table:style-name="ce16" office:value-type="currency" office:currency="USD" office:value="6.5">
            <text:p>$6.50</text:p>
          </table:table-cell>
          <table:table-cell/>
          <table:table-cell table:style-name="ce32" office:value-type="string">
            <text:p>User Defined</text:p>
          </table:table-cell>
          <table:table-cell/>
          <table:table-cell office:value-type="float" office:value="1">
            <text:p>1</text:p>
          </table:table-cell>
          <table:table-cell table:style-name="ce35" office:value-type="string">
            <text:p>kgU/kgU3O8</text:p>
          </table:table-cell>
          <table:table-cell table:style-name="ce37" table:formula="of:=3*238/(3*238+8*16)" office:value-type="float" office:value="0.847980997624703">
            <text:p>0.8479809976</text:p>
          </table:table-cell>
          <table:table-cell table:formula="of:=1/[.J6]" office:value-type="float" office:value="1.17927170868347">
            <text:p>1.1792717087</text:p>
          </table:table-cell>
        </table:table-row>
        <table:table-row table:style-name="ro1">
          <table:table-cell table:number-columns-repeated="2"/>
          <table:table-cell table:style-name="ce3" office:value-type="string">
            <text:p>Natural U ($/kgU3O8)</text:p>
          </table:table-cell>
          <table:table-cell table:style-name="ce16" office:value-type="currency" office:currency="USD" office:value="100">
            <text:p>$100.00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7" office:value-type="string">
            <text:p>kWh/GWD</text:p>
          </table:table-cell>
          <table:table-cell table:formula="of:=1000000*24" office:value-type="float" office:value="24000000">
            <text:p>24000000</text:p>
          </table:table-cell>
          <table:table-cell table:formula="of:=1/[.J7]" office:value-type="float" office:value="0.0000000416666666666667">
            <text:p>4.16666666666667E-008</text:p>
          </table:table-cell>
        </table:table-row>
        <table:table-row table:style-name="ro1">
          <table:table-cell table:number-columns-repeated="2"/>
          <table:table-cell table:style-name="ce4" office:value-type="string">
            <text:p>kgU/kgU3O8</text:p>
          </table:table-cell>
          <table:table-cell table:style-name="ce17" table:formula="of:=3*238/(3*238+8*16)" office:value-type="float" office:value="0.847980997624703">
            <text:p>0.8479809976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office:value-type="string">
            <text:p>kg/MT</text:p>
          </table:table-cell>
          <table:table-cell office:value-type="float" office:value="1000">
            <text:p>1000</text:p>
          </table:table-cell>
          <table:table-cell table:formula="of:=1/[.J8]" office:value-type="float" office:value="0.001">
            <text:p>0.001</text:p>
          </table:table-cell>
        </table:table-row>
        <table:table-row table:style-name="ro1">
          <table:table-cell table:number-columns-repeated="7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table:number-columns-spanned="4" table:number-rows-spanned="1">
            <text:p>Enrichment Properties</text:p>
          </table:table-cell>
          <table:covered-table-cell table:number-columns-repeated="3"/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8" office:value-type="string">
            <text:p>Feed</text:p>
          </table:table-cell>
          <table:table-cell table:style-name="ce18" office:value-type="string">
            <text:p>Product</text:p>
          </table:table-cell>
          <table:table-cell table:style-name="ce27" office:value-type="string">
            <text:p>Tails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Mass (kg)</text:p>
          </table:table-cell>
          <table:table-cell table:style-name="ce19" table:formula="of:=[.E12]*([.E13]-[.F13])/([.D13]-[.F13])" office:value-type="float" office:value="7.80487804878049">
            <text:p>7.8048780488</text:p>
          </table:table-cell>
          <table:table-cell table:style-name="ce19" office:value-type="float" office:value="1">
            <text:p>1</text:p>
          </table:table-cell>
          <table:table-cell table:style-name="ce27" table:formula="of:=[.D12]-[.E12]" office:value-type="float" office:value="6.80487804878049">
            <text:p>6.8048780488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U235 frac</text:p>
          </table:table-cell>
          <table:table-cell table:style-name="ce20" office:value-type="float" office:value="0.0071">
            <text:p>0.0071</text:p>
          </table:table-cell>
          <table:table-cell table:style-name="ce32" office:value-type="float" office:value="0.035">
            <text:p>0.035</text:p>
          </table:table-cell>
          <table:table-cell table:style-name="ce34" office:value-type="float" office:value="0.003">
            <text:p>0.0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Value func</text:p>
          </table:table-cell>
          <table:table-cell table:style-name="ce14" table:formula="of:=(1-2*[.D13])*LN((1-[.D13])/[.D13])" office:value-type="float" office:value="4.87037957057839">
            <text:p>4.8703795706</text:p>
          </table:table-cell>
          <table:table-cell table:style-name="ce14" table:formula="of:=(1-2*[.E13])*LN((1-[.E13])/[.E13])" office:value-type="float" office:value="3.0846054370601">
            <text:p>3.0846054371</text:p>
          </table:table-cell>
          <table:table-cell table:style-name="ce17" table:formula="of:=(1-2*[.F13])*LN((1-[.F13])/[.F13])" office:value-type="float" office:value="5.77130165040597">
            <text:p>5.77130165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4"/>
          <table:table-cell table:style-name="ce33" office:value-type="string">
            <text:p>Work (SWU)</text:p>
          </table:table-cell>
          <table:table-cell table:style-name="ce28" table:formula="of:=[.E12]*[.E14]+[.F12]*[.F14]-[.D12]*[.D14]" office:value-type="float" office:value="4.34489075116206">
            <text:p>4.34489075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table:number-columns-spanned="2" table:number-rows-spanned="1">
            <text:p>Fuel Costs ($/kg)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Natural U</text:p>
          </table:table-cell>
          <table:table-cell table:style-name="ce21" table:formula="of:=[.D12]*con1b*[.D7]" office:value-type="currency" office:currency="USD" office:value="920.40718726515">
            <text:p>$920.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Conversion</text:p>
          </table:table-cell>
          <table:table-cell table:style-name="ce22" table:formula="of:=[.D12]*[.D6]" office:value-type="currency" office:currency="USD" office:value="50.7317073170732">
            <text:p>$50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>
            <text:p>Enrichment</text:p>
          </table:table-cell>
          <table:table-cell table:style-name="ce23" table:formula="of:=[.F15]*[.D5]" office:value-type="currency" office:currency="USD" office:value="577.870469904554">
            <text:p>$577.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>
            <text:p>Total</text:p>
          </table:table-cell>
          <table:table-cell table:style-name="ce23" table:formula="of:=SUM([.D18:.D20]) / [.E12]" office:value-type="currency" office:currency="USD" office:value="1549.00936448678">
            <text:p>$1,549.0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Waste Disposal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>
            <text:p>Cost ($/kg)</text:p>
          </table:table-cell>
          <table:table-cell table:style-name="ce24" office:value-type="currency" office:currency="USD" office:value="2000">
            <text:p>$2,000.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Burnup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Number batches</text:p>
          </table:table-cell>
          <table:table-cell table:style-name="ce25"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B_1 (GWD/MTU)</text:p>
          </table:table-cell>
          <table:table-cell table:style-name="ce26" table:formula="of:=[.D40]*[.E13]" office:value-type="float" office:value="35">
            <text:p>35</text:p>
          </table:table-cell>
          <table:table-cell office:value-type="string">
            <text:p>max burnup for single batch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>
            <text:p>Dischrg BU (GWD/MTU)</text:p>
          </table:table-cell>
          <table:table-cell table:style-name="ce26" table:formula="of:=2*[.D27]/([.D27]+1)*[.D28]" office:value-type="float" office:value="52.5">
            <text:p>52.5</text:p>
          </table:table-cell>
          <table:table-cell office:value-type="string">
            <text:p>calced using LRM (Driscoll Downar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kg/kWh</text:p>
          </table:table-cell>
          <table:table-cell table:style-name="ce17" table:formula="of:=1/([.D29]*con2*con3b)" office:value-type="float" office:value="0.000000793650793650794">
            <text:p>7.93650793650794E-00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Estimating Burnup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nrichment</text:p>
          </table:table-cell>
          <table:table-cell office:value-type="string">
            <text:p>B_1 (GWD/MTU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percentage" office:value="0.02">
            <text:p>2.00%</text:p>
          </table:table-cell>
          <table:table-cell table:style-name="ce27" office:value-type="float" office:value="14">
            <text:p>14</text:p>
          </table:table-cell>
          <table:table-cell office:value-type="string">
            <text:p>numbers from Driscoll Downar LR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percentage" office:value="0.025">
            <text:p>2.50%</text:p>
          </table:table-cell>
          <table:table-cell table:style-name="ce26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percentage" office:value="0.03">
            <text:p>3.00%</text:p>
          </table:table-cell>
          <table:table-cell table:style-name="ce2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percentage" office:value="0.035">
            <text:p>3.50%</text:p>
          </table:table-cell>
          <table:table-cell table:style-name="ce26"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percentage" office:value="0.0434">
            <text:p>4.34%</text:p>
          </table:table-cell>
          <table:table-cell table:style-name="ce26" office:value-type="float" office:value="37.5">
            <text:p>37.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percentage" office:value="0.05">
            <text:p>5.00%</text:p>
          </table:table-cell>
          <table:table-cell table:style-name="ce26" office:value-type="float" office:value="44">
            <text:p>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>
            <text:p>(GWD/MTU)/enrich</text:p>
          </table:table-cell>
          <table:table-cell table:style-name="ce28" table:formula="of:=([.D39]-[.D34])/([.C39]-[.C34])"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Totals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Disposal Cost ($/kWh)</text:p>
          </table:table-cell>
          <table:table-cell table:style-name="ce29" table:formula="of:=[.D30]*[.D24]" office:value-type="float" office:value="0.00158730158730159">
            <text:p>0.001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>
            <text:p>Fuel Cost ($/kWh)</text:p>
          </table:table-cell>
          <table:table-cell table:style-name="ce30" table:formula="of:=[.D21]*[.D30]" office:value-type="float" office:value="0.00122937251149744">
            <text:p>0.001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>
            <text:p>Total ($/kWh)</text:p>
          </table:table-cell>
          <table:table-cell table:style-name="ce31" table:formula="of:=[.D44]+[.D43]" office:value-type="float" office:value="0.00281667409879903">
            <text:p>0.00282</text:p>
          </table:table-cell>
          <table:table-cell table:number-columns-repeated="7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1.A61" table:end-x="0.5098in" table:end-y="0.1705in" draw:z-index="0" draw:name="http://upload.wikimedia.org/wikipedia/en/math/2/e/4/2e43e93761b95cbfdcf688ce5a2e4b87.png" draw:style-name="gr1" draw:text-style-name="P1" svg:width="0.5098in" svg:height="0.4839in" svg:x="0in" svg:y="0.0409in">
              <draw:image xlink:href="http://upload.wikimedia.org/wikipedia/en/math/2/e/4/2e43e93761b95cbfdcf688ce5a2e4b87.png" xlink:type="simple" xlink:show="embed" xlink:actuate="onLoad">
                <text:p/>
              </draw:image>
            </draw:frame>
            <draw:frame table:end-cell-address="Sheet1.A61" table:end-x="0.6661in" table:end-y="0.1398in" draw:z-index="1" draw:name="http://upload.wikimedia.org/wikipedia/en/math/8/0/0/800618943025315f869e4e1f09471012.png" draw:style-name="gr1" draw:text-style-name="P1" svg:width="0.1559in" svg:height="0.4531in" svg:x="0.5102in" svg:y="0.0409in">
              <draw:image xlink:href="http://upload.wikimedia.org/wikipedia/en/math/8/0/0/800618943025315f869e4e1f09471012.png" xlink:type="simple" xlink:show="embed" xlink:actuate="onLoad">
                <text:p/>
              </draw:image>
            </draw:frame>
            <draw:frame table:end-cell-address="Sheet1.A61" table:end-x="0.8642in" table:end-y="0.1496in" draw:z-index="2" draw:name="http://upload.wikimedia.org/wikipedia/en/math/a/3/9/a3907848a0254cf121bc66f4ddddd92d.png" draw:style-name="gr1" draw:text-style-name="P1" svg:width="0.1976in" svg:height="0.463in" svg:x="0.6665in" svg:y="0.0409in">
              <draw:image xlink:href="http://upload.wikimedia.org/wikipedia/en/math/a/3/9/a3907848a0254cf121bc66f4ddddd92d.png" xlink:type="simple" xlink:show="embed" xlink:actuate="onLoad">
                <text:p/>
              </draw:image>
            </draw:frame>
            <draw:frame table:end-cell-address="Sheet1.B61" table:end-x="0.1315in" table:end-y="0.1398in" draw:z-index="3" draw:name="http://upload.wikimedia.org/wikipedia/en/math/4/4/c/44c29edb103a2872f519ad0c9a0fdaaa.png" draw:style-name="gr1" draw:text-style-name="P1" svg:width="0.1559in" svg:height="0.4531in" svg:x="0.8646in" svg:y="0.0409in">
              <draw:image xlink:href="http://upload.wikimedia.org/wikipedia/en/math/4/4/c/44c29edb103a2872f519ad0c9a0fdaaa.png" xlink:type="simple" xlink:show="embed" xlink:actuate="onLoad">
                <text:p/>
              </draw:image>
            </draw:frame>
          </table:table-cell>
          <table:table-cell>
            <draw:frame table:end-cell-address="Sheet1.B61" table:end-x="0.3189in" table:end-y="0.1496in" draw:z-index="4" draw:name="http://upload.wikimedia.org/wikipedia/en/math/9/c/f/9cfeb5d8944bcda2a901b6d711116069.png" draw:style-name="gr1" draw:text-style-name="P1" svg:width="0.187in" svg:height="0.463in" svg:x="0.1319in" svg:y="0.0409in">
              <draw:image xlink:href="http://upload.wikimedia.org/wikipedia/en/math/9/c/f/9cfeb5d8944bcda2a901b6d711116069.png" xlink:type="simple" xlink:show="embed" xlink:actuate="onLoad">
                <text:p/>
              </draw:image>
            </draw:frame>
            <draw:frame table:end-cell-address="Sheet1.B61" table:end-x="0.4646in" table:end-y="0.1398in" draw:z-index="5" draw:name="http://upload.wikimedia.org/wikipedia/en/math/b/9/e/b9ece18c950afbfa6b0fdbfa4ff731d3.png" draw:style-name="gr1" draw:text-style-name="P1" svg:width="0.1453in" svg:height="0.4531in" svg:x="0.3193in" svg:y="0.0409in">
              <draw:image xlink:href="http://upload.wikimedia.org/wikipedia/en/math/b/9/e/b9ece18c950afbfa6b0fdbfa4ff731d3.png" xlink:type="simple" xlink:show="embed" xlink:actuate="onLoad">
                <text:p/>
              </draw:image>
            </draw:frame>
            <draw:frame table:end-cell-address="Sheet1.B61" table:end-x="0.6315in" table:end-y="0.1181in" draw:z-index="6" draw:name="http://upload.wikimedia.org/wikipedia/en/math/5/1/d/51db1117d1d319aa9a5ed8b39713fffd.png" draw:style-name="gr1" draw:text-style-name="P1" svg:width="0.1661in" svg:height="0.4315in" svg:x="0.4654in" svg:y="0.0409in">
              <draw:image xlink:href="http://upload.wikimedia.org/wikipedia/en/math/5/1/d/51db1117d1d319aa9a5ed8b39713fffd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Sheet1.E75" table:end-x="0.239in" table:end-y="0.0854in" draw:z-index="7" draw:name="http://upload.wikimedia.org/wikipedia/en/math/9/b/8/9b8f095f56c31964bd0c38d2a47fecd2.png" draw:style-name="gr1" draw:text-style-name="P1" svg:width="4.7287in" svg:height="2.3925in" svg:x="0in" svg:y="0.1724in">
              <draw:image xlink:href="http://upload.wikimedia.org/wikipedia/en/math/9/b/8/9b8f095f56c31964bd0c38d2a47fecd2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E75" table:end-x="0.687in" table:end-y="0.0764in" draw:z-index="8" draw:name="http://upload.wikimedia.org/wikipedia/en/math/6/e/e/6ee5a873416ce50abf27226ebbcc2d5f.png" draw:style-name="gr1" draw:text-style-name="P1" svg:width="0.4476in" svg:height="2.3835in" svg:x="0.2394in" svg:y="0.1724in">
              <draw:image xlink:href="http://upload.wikimedia.org/wikipedia/en/math/6/e/e/6ee5a873416ce50abf27226ebbcc2d5f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>
            <draw:frame table:end-cell-address="Sheet1.C83" table:end-x="0.628in" table:end-y="0.1563in" draw:z-index="9" draw:name="http://upload.wikimedia.org/wikipedia/en/math/f/b/8/fb84b9f73031a4077120eff63f1bca24.png" draw:style-name="gr1" draw:text-style-name="P1" svg:width="2.4059in" svg:height="1.8394in" svg:x="0in" svg:y="0.0882in">
              <draw:image xlink:href="http://upload.wikimedia.org/wikipedia/en/math/f/b/8/fb84b9f73031a4077120eff63f1bca2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Sheet1.B98" table:end-x="0.2358in" table:end-y="0.05in" draw:z-index="10" draw:name="http://upload.wikimedia.org/wikipedia/en/math/1/2/c/12c96360489bb86767cf5b2f9fa3d960.png" draw:style-name="gr1" draw:text-style-name="P1" svg:width="1.1248in" svg:height="3.9035in" svg:x="0in" svg:y="0.0429in">
              <draw:image xlink:href="http://upload.wikimedia.org/wikipedia/en/math/1/2/c/12c96360489bb86767cf5b2f9fa3d960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Sheet1.B127" table:end-x="0.2563in" table:end-y="0.0602in" draw:z-index="11" draw:name="http://upload.wikimedia.org/wikipedia/en/math/a/b/d/abd957f3aad36c17752a80405bb72517.png" draw:style-name="gr1" draw:text-style-name="P1" svg:width="1.1453in" svg:height="8.4083in" svg:x="0in" svg:y="0.1535in">
              <draw:image xlink:href="http://upload.wikimedia.org/wikipedia/en/math/a/b/d/abd957f3aad36c17752a80405bb72517.png" xlink:type="simple" xlink:show="embed" xlink:actuate="onLoad">
                <text:p/>
              </draw:image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1" table:base-cell-address="$Sheet1.$J$4" table:cell-range-address="$Sheet1.$J$6"/>
        <table:named-range table:name="con1b" table:base-cell-address="$Sheet1.$K$4" table:cell-range-address="$Sheet1.$K$6"/>
        <table:named-range table:name="con2" table:base-cell-address="$Sheet1.$J$5" table:cell-range-address="$Sheet1.$J$7"/>
        <table:named-range table:name="con2b" table:base-cell-address="$Sheet1.$K$5" table:cell-range-address="$Sheet1.$K$7"/>
        <table:named-range table:name="con3" table:base-cell-address="$Sheet1.$J$6" table:cell-range-address="$Sheet1.$J$8"/>
        <table:named-range table:name="con3b" table:base-cell-address="$Sheet1.$K$6" table:cell-range-address="$Sheet1.$K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4/08/2012</text:date>, <text:time>19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Carlsen</meta:initial-creator>
    <meta:creation-date>2012-04-06T15:18:25</meta:creation-date>
    <dc:date>2012-04-08T19:14:34</dc:date>
    <dc:creator>Robert Carlsen</dc:creator>
    <meta:editing-duration>PT3H14M53S</meta:editing-duration>
    <meta:editing-cycles>23</meta:editing-cycles>
    <meta:generator>LibreOffice/3.3$Unix LibreOffice_project/330m19$Build-401</meta:generator>
    <meta:document-statistic meta:table-count="3" meta:cell-count="93" meta:object-count="12"/>
  </office:meta>
</office:document-meta>
</file>